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d06" officeooo:paragraph-rsid="00131d06"/>
    </style:style>
    <style:style style:name="P2" style:family="paragraph" style:parent-style-name="Standard">
      <style:text-properties fo:font-weight="bold" officeooo:rsid="00131d06" officeooo:paragraph-rsid="00131d0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TC Circuito de condicionamento</text:p>
      <text:p text:style-name="P2"/>
      <text:p text:style-name="P1"><text:span text:style-name="T2">+</text:span> Plotar gráfico</text:p>
      <text:p text:style-name="P1"><text:span text:style-name="T2">+</text:span> Linearizar com um resistor</text:p>
      <text:p text:style-name="P1">- Ver potência dissipada</text:p>
      <text:p text:style-name="P1">- Simular</text:p>
      <text:p text:style-name="P1"/>
      <text:p text:style-name="P1">-5 ~ 40 C</text:p>
      <text:p text:style-name="P1">precisão 1 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2:43:07.784487646</meta:creation-date>
    <dc:date>2018-08-29T10:53:14.043500543</dc:date>
    <meta:editing-duration>PT27M4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25" meta:character-count="129" meta:non-whitespace-character-count="111"/>
  </office:meta>
</office:document-meta>
</file>